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76mm"/>
    </style:style>
    <style:style style:name="co2" style:family="table-column">
      <style:table-column-properties fo:break-before="auto" style:column-width="23.23mm"/>
    </style:style>
    <style:style style:name="co3" style:family="table-column">
      <style:table-column-properties fo:break-before="auto" style:column-width="21.8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lusters2" table:style-name="ta1">
        <table:shapes>
          <draw:frame draw:z-index="0" draw:style-name="gr1" draw:text-style-name="P1" svg:width="159.99mm" svg:height="89.99mm" svg:x="160.83mm" svg:y="8.44mm">
            <loext:p draw:notify-on-update-of-ranges="clusters2.A4:clusters2.A53 clusters2.B3:clusters2.B3 clusters2.B4:clusters2.B53 clusters2.C3:clusters2.C3 clusters2.C4:clusters2.C5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60.37mm" svg:y="103mm">
            <loext:p draw:notify-on-update-of-ranges="clusters2.E3:clusters2.E3 clusters2.E4:clusters2.E53 clusters2.F3:clusters2.F3 clusters2.F4:clusters2.F5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Datapoints used: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mension: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Clusters</text:p>
          </table:table-cell>
          <table:table-cell office:value-type="string" calcext:value-type="string">
            <text:p>serialTime</text:p>
          </table:table-cell>
          <table:table-cell office:value-type="string" calcext:value-type="string">
            <text:p>parallelTime</text:p>
          </table:table-cell>
          <table:table-cell/>
          <table:table-cell office:value-type="string" calcext:value-type="string">
            <text:p>numClusters</text:p>
          </table:table-cell>
          <table:table-cell office:value-type="string" calcext:value-type="string">
            <text:p>Speedu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140189" calcext:value-type="float">
            <text:p>0.001140189</text:p>
          </table:table-cell>
          <table:table-cell office:value-type="float" office:value="0.03822649" calcext:value-type="float">
            <text:p>0.03822649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4]/[.C4]" office:value-type="float" office:value="0.0298271957482887" calcext:value-type="float">
            <text:p>0.02982719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2900033" calcext:value-type="float">
            <text:p>0.02900033</text:p>
          </table:table-cell>
          <table:table-cell office:value-type="float" office:value="0.04829343" calcext:value-type="float">
            <text:p>0.04829343</text:p>
          </table:table-cell>
          <table:table-cell/>
          <table:table-cell office:value-type="float" office:value="2" calcext:value-type="float">
            <text:p>2</text:p>
          </table:table-cell>
          <table:table-cell table:formula="of:=[.B5]/[.C5]" office:value-type="float" office:value="0.600502594245221" calcext:value-type="float">
            <text:p>0.60050259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6089942" calcext:value-type="float">
            <text:p>0.06089942</text:p>
          </table:table-cell>
          <table:table-cell office:value-type="float" office:value="0.09164817" calcext:value-type="float">
            <text:p>0.09164817</text:p>
          </table:table-cell>
          <table:table-cell/>
          <table:table-cell office:value-type="float" office:value="3" calcext:value-type="float">
            <text:p>3</text:p>
          </table:table-cell>
          <table:table-cell table:formula="of:=[.B6]/[.C6]" office:value-type="float" office:value="0.664491391372026" calcext:value-type="float">
            <text:p>0.66449139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8799398" calcext:value-type="float">
            <text:p>0.08799398</text:p>
          </table:table-cell>
          <table:table-cell office:value-type="float" office:value="0.07111744" calcext:value-type="float">
            <text:p>0.07111744</text:p>
          </table:table-cell>
          <table:table-cell/>
          <table:table-cell office:value-type="float" office:value="4" calcext:value-type="float">
            <text:p>4</text:p>
          </table:table-cell>
          <table:table-cell table:formula="of:=[.B7]/[.C7]" office:value-type="float" office:value="1.2373052235851" calcext:value-type="float">
            <text:p>1.23730522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161121" calcext:value-type="float">
            <text:p>0.1161121</text:p>
          </table:table-cell>
          <table:table-cell office:value-type="float" office:value="0.11852678" calcext:value-type="float">
            <text:p>0.11852678</text:p>
          </table:table-cell>
          <table:table-cell/>
          <table:table-cell office:value-type="float" office:value="5" calcext:value-type="float">
            <text:p>5</text:p>
          </table:table-cell>
          <table:table-cell table:formula="of:=[.B8]/[.C8]" office:value-type="float" office:value="0.979627557586564" calcext:value-type="float">
            <text:p>0.97962755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398493" calcext:value-type="float">
            <text:p>0.1398493</text:p>
          </table:table-cell>
          <table:table-cell office:value-type="float" office:value="0.09965787" calcext:value-type="float">
            <text:p>0.09965787</text:p>
          </table:table-cell>
          <table:table-cell/>
          <table:table-cell office:value-type="float" office:value="6" calcext:value-type="float">
            <text:p>6</text:p>
          </table:table-cell>
          <table:table-cell table:formula="of:=[.B9]/[.C9]" office:value-type="float" office:value="1.40329409007036" calcext:value-type="float">
            <text:p>1.40329409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689225" calcext:value-type="float">
            <text:p>0.1689225</text:p>
          </table:table-cell>
          <table:table-cell office:value-type="float" office:value="0.149255" calcext:value-type="float">
            <text:p>0.149255</text:p>
          </table:table-cell>
          <table:table-cell/>
          <table:table-cell office:value-type="float" office:value="7" calcext:value-type="float">
            <text:p>7</text:p>
          </table:table-cell>
          <table:table-cell table:formula="of:=[.B10]/[.C10]" office:value-type="float" office:value="1.1317711299454" calcext:value-type="float">
            <text:p>1.13177112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950884" calcext:value-type="float">
            <text:p>0.1950884</text:p>
          </table:table-cell>
          <table:table-cell office:value-type="float" office:value="0.1212466" calcext:value-type="float">
            <text:p>0.1212466</text:p>
          </table:table-cell>
          <table:table-cell/>
          <table:table-cell office:value-type="float" office:value="8" calcext:value-type="float">
            <text:p>8</text:p>
          </table:table-cell>
          <table:table-cell table:formula="of:=[.B11]/[.C11]" office:value-type="float" office:value="1.60902161380195" calcext:value-type="float">
            <text:p>1.60902161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268023" calcext:value-type="float">
            <text:p>0.2268023</text:p>
          </table:table-cell>
          <table:table-cell office:value-type="float" office:value="0.15053" calcext:value-type="float">
            <text:p>0.15053</text:p>
          </table:table-cell>
          <table:table-cell/>
          <table:table-cell office:value-type="float" office:value="9" calcext:value-type="float">
            <text:p>9</text:p>
          </table:table-cell>
          <table:table-cell table:formula="of:=[.B12]/[.C12]" office:value-type="float" office:value="1.50669168936425" calcext:value-type="float">
            <text:p>1.50669168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32141" calcext:value-type="float">
            <text:p>0.2532141</text:p>
          </table:table-cell>
          <table:table-cell office:value-type="float" office:value="0.1433805" calcext:value-type="float">
            <text:p>0.143380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B13]/[.C13]" office:value-type="float" office:value="1.76602885329595" calcext:value-type="float">
            <text:p>1.76602885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777417" calcext:value-type="float">
            <text:p>0.2777417</text:p>
          </table:table-cell>
          <table:table-cell office:value-type="float" office:value="0.1560961" calcext:value-type="float">
            <text:p>0.156096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B14]/[.C14]" office:value-type="float" office:value="1.7792994187555" calcext:value-type="float">
            <text:p>1.77929941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073335" calcext:value-type="float">
            <text:p>0.3073335</text:p>
          </table:table-cell>
          <table:table-cell office:value-type="float" office:value="0.1618603" calcext:value-type="float">
            <text:p>0.1618603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B15]/[.C15]" office:value-type="float" office:value="1.89875775591668" calcext:value-type="float">
            <text:p>1.89875775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324104" calcext:value-type="float">
            <text:p>0.3324104</text:p>
          </table:table-cell>
          <table:table-cell office:value-type="float" office:value="0.2017019" calcext:value-type="float">
            <text:p>0.201701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B16]/[.C16]" office:value-type="float" office:value="1.64802810484185" calcext:value-type="float">
            <text:p>1.64802810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590896" calcext:value-type="float">
            <text:p>0.3590896</text:p>
          </table:table-cell>
          <table:table-cell office:value-type="float" office:value="0.1881469" calcext:value-type="float">
            <text:p>0.188146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B17]/[.C17]" office:value-type="float" office:value="1.90855974772904" calcext:value-type="float">
            <text:p>1.90855974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921998" calcext:value-type="float">
            <text:p>0.3921998</text:p>
          </table:table-cell>
          <table:table-cell office:value-type="float" office:value="0.2042667" calcext:value-type="float">
            <text:p>0.2042667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B18]/[.C18]" office:value-type="float" office:value="1.92003787205648" calcext:value-type="float">
            <text:p>1.92003787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143087" calcext:value-type="float">
            <text:p>0.4143087</text:p>
          </table:table-cell>
          <table:table-cell office:value-type="float" office:value="0.1979917" calcext:value-type="float">
            <text:p>0.1979917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B19]/[.C19]" office:value-type="float" office:value="2.09255590007056" calcext:value-type="float">
            <text:p>2.09255590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40655" calcext:value-type="float">
            <text:p>0.440655</text:p>
          </table:table-cell>
          <table:table-cell office:value-type="float" office:value="0.2322147" calcext:value-type="float">
            <text:p>0.2322147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B20]/[.C20]" office:value-type="float" office:value="1.89761888459258" calcext:value-type="float">
            <text:p>1.897618884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678818" calcext:value-type="float">
            <text:p>0.4678818</text:p>
          </table:table-cell>
          <table:table-cell office:value-type="float" office:value="0.2335555" calcext:value-type="float">
            <text:p>0.233555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B21]/[.C21]" office:value-type="float" office:value="2.00330028622747" calcext:value-type="float">
            <text:p>2.003300286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967897" calcext:value-type="float">
            <text:p>0.4967897</text:p>
          </table:table-cell>
          <table:table-cell office:value-type="float" office:value="0.238458" calcext:value-type="float">
            <text:p>0.238458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B22]/[.C22]" office:value-type="float" office:value="2.08334255927669" calcext:value-type="float">
            <text:p>2.083342559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234364" calcext:value-type="float">
            <text:p>0.5234364</text:p>
          </table:table-cell>
          <table:table-cell office:value-type="float" office:value="0.2470731" calcext:value-type="float">
            <text:p>0.2470731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B23]/[.C23]" office:value-type="float" office:value="2.11854872100605" calcext:value-type="float">
            <text:p>2.1185487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515504" calcext:value-type="float">
            <text:p>0.5515504</text:p>
          </table:table-cell>
          <table:table-cell office:value-type="float" office:value="0.2730482" calcext:value-type="float">
            <text:p>0.2730482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B24]/[.C24]" office:value-type="float" office:value="2.01997449534551" calcext:value-type="float">
            <text:p>2.019974495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861316" calcext:value-type="float">
            <text:p>0.5861316</text:p>
          </table:table-cell>
          <table:table-cell office:value-type="float" office:value="0.3801792" calcext:value-type="float">
            <text:p>0.3801792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B25]/[.C25]" office:value-type="float" office:value="1.54172453411444" calcext:value-type="float">
            <text:p>1.541724534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6070217" calcext:value-type="float">
            <text:p>0.6070217</text:p>
          </table:table-cell>
          <table:table-cell office:value-type="float" office:value="0.2857644" calcext:value-type="float">
            <text:p>0.2857644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B26]/[.C26]" office:value-type="float" office:value="2.12420336472983" calcext:value-type="float">
            <text:p>2.124203364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344145" calcext:value-type="float">
            <text:p>0.6344145</text:p>
          </table:table-cell>
          <table:table-cell office:value-type="float" office:value="0.2851256" calcext:value-type="float">
            <text:p>0.2851256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B27]/[.C27]" office:value-type="float" office:value="2.22503521255194" calcext:value-type="float">
            <text:p>2.225035212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611811" calcext:value-type="float">
            <text:p>0.6611811</text:p>
          </table:table-cell>
          <table:table-cell office:value-type="float" office:value="0.3106748" calcext:value-type="float">
            <text:p>0.3106748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B28]/[.C28]" office:value-type="float" office:value="2.12820962627159" calcext:value-type="float">
            <text:p>2.128209626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6907126" calcext:value-type="float">
            <text:p>0.6907126</text:p>
          </table:table-cell>
          <table:table-cell office:value-type="float" office:value="0.330803" calcext:value-type="float">
            <text:p>0.330803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B29]/[.C29]" office:value-type="float" office:value="2.08798771474261" calcext:value-type="float">
            <text:p>2.087987714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7213966" calcext:value-type="float">
            <text:p>0.7213966</text:p>
          </table:table-cell>
          <table:table-cell office:value-type="float" office:value="0.3312887" calcext:value-type="float">
            <text:p>0.3312887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B30]/[.C30]" office:value-type="float" office:value="2.1775466534174" calcext:value-type="float">
            <text:p>2.177546653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7536095" calcext:value-type="float">
            <text:p>0.7536095</text:p>
          </table:table-cell>
          <table:table-cell office:value-type="float" office:value="0.3388173" calcext:value-type="float">
            <text:p>0.3388173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B31]/[.C31]" office:value-type="float" office:value="2.22423559835935" calcext:value-type="float">
            <text:p>2.224235598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7705276" calcext:value-type="float">
            <text:p>0.7705276</text:p>
          </table:table-cell>
          <table:table-cell office:value-type="float" office:value="0.3576244" calcext:value-type="float">
            <text:p>0.3576244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B32]/[.C32]" office:value-type="float" office:value="2.15457222717466" calcext:value-type="float">
            <text:p>2.154572227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037063" calcext:value-type="float">
            <text:p>0.8037063</text:p>
          </table:table-cell>
          <table:table-cell office:value-type="float" office:value="0.3930987" calcext:value-type="float">
            <text:p>0.3930987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B33]/[.C33]" office:value-type="float" office:value="2.04454072221557" calcext:value-type="float">
            <text:p>2.044540722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313468" calcext:value-type="float">
            <text:p>0.8313468</text:p>
          </table:table-cell>
          <table:table-cell office:value-type="float" office:value="0.4960832" calcext:value-type="float">
            <text:p>0.4960832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B34]/[.C34]" office:value-type="float" office:value="1.67582131384413" calcext:value-type="float">
            <text:p>1.67582131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553356" calcext:value-type="float">
            <text:p>0.8553356</text:p>
          </table:table-cell>
          <table:table-cell office:value-type="float" office:value="0.3812561" calcext:value-type="float">
            <text:p>0.3812561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B35]/[.C35]" office:value-type="float" office:value="2.24346731763767" calcext:value-type="float">
            <text:p>2.243467317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80261" calcext:value-type="float">
            <text:p>0.880261</text:p>
          </table:table-cell>
          <table:table-cell office:value-type="float" office:value="0.4019408" calcext:value-type="float">
            <text:p>0.4019408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B36]/[.C36]" office:value-type="float" office:value="2.19002649146342" calcext:value-type="float">
            <text:p>2.190026491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9114223" calcext:value-type="float">
            <text:p>0.9114223</text:p>
          </table:table-cell>
          <table:table-cell office:value-type="float" office:value="0.4173873" calcext:value-type="float">
            <text:p>0.4173873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B37]/[.C37]" office:value-type="float" office:value="2.18363687634962" calcext:value-type="float">
            <text:p>2.183636876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388318" calcext:value-type="float">
            <text:p>0.9388318</text:p>
          </table:table-cell>
          <table:table-cell office:value-type="float" office:value="0.4245758" calcext:value-type="float">
            <text:p>0.4245758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B38]/[.C38]" office:value-type="float" office:value="2.21122306075853" calcext:value-type="float">
            <text:p>2.211223060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683323" calcext:value-type="float">
            <text:p>0.9683323</text:p>
          </table:table-cell>
          <table:table-cell office:value-type="float" office:value="0.4350359" calcext:value-type="float">
            <text:p>0.4350359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B39]/[.C39]" office:value-type="float" office:value="2.22586756633188" calcext:value-type="float">
            <text:p>2.225867566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900955" calcext:value-type="float">
            <text:p>0.9900955</text:p>
          </table:table-cell>
          <table:table-cell office:value-type="float" office:value="0.4505999" calcext:value-type="float">
            <text:p>0.4505999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B40]/[.C40]" office:value-type="float" office:value="2.19728299984088" calcext:value-type="float">
            <text:p>2.197282999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021454" calcext:value-type="float">
            <text:p>1.021454</text:p>
          </table:table-cell>
          <table:table-cell office:value-type="float" office:value="0.4791206" calcext:value-type="float">
            <text:p>0.4791206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.B41]/[.C41]" office:value-type="float" office:value="2.13193504933831" calcext:value-type="float">
            <text:p>2.131935049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.049298" calcext:value-type="float">
            <text:p>1.049298</text:p>
          </table:table-cell>
          <table:table-cell office:value-type="float" office:value="0.4731263" calcext:value-type="float">
            <text:p>0.4731263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B42]/[.C42]" office:value-type="float" office:value="2.21779681239449" calcext:value-type="float">
            <text:p>2.217796812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074852" calcext:value-type="float">
            <text:p>1.074852</text:p>
          </table:table-cell>
          <table:table-cell office:value-type="float" office:value="0.4784999" calcext:value-type="float">
            <text:p>0.4784999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B43]/[.C43]" office:value-type="float" office:value="2.24629514029157" calcext:value-type="float">
            <text:p>2.246295140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.10134" calcext:value-type="float">
            <text:p>1.10134</text:p>
          </table:table-cell>
          <table:table-cell office:value-type="float" office:value="0.4964801" calcext:value-type="float">
            <text:p>0.4964801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.B44]/[.C44]" office:value-type="float" office:value="2.21829636273438" calcext:value-type="float">
            <text:p>2.218296362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140242" calcext:value-type="float">
            <text:p>1.140242</text:p>
          </table:table-cell>
          <table:table-cell office:value-type="float" office:value="0.5071921" calcext:value-type="float">
            <text:p>0.5071921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B45]/[.C45]" office:value-type="float" office:value="2.24814621521116" calcext:value-type="float">
            <text:p>2.248146215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.159245" calcext:value-type="float">
            <text:p>1.159245</text:p>
          </table:table-cell>
          <table:table-cell office:value-type="float" office:value="0.5116263" calcext:value-type="float">
            <text:p>0.5116263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B46]/[.C46]" office:value-type="float" office:value="2.26580416213944" calcext:value-type="float">
            <text:p>2.265804162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190142" calcext:value-type="float">
            <text:p>1.190142</text:p>
          </table:table-cell>
          <table:table-cell office:value-type="float" office:value="0.5140629" calcext:value-type="float">
            <text:p>0.5140629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B47]/[.C47]" office:value-type="float" office:value="2.31516804655617" calcext:value-type="float">
            <text:p>2.315168046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209031" calcext:value-type="float">
            <text:p>1.209031</text:p>
          </table:table-cell>
          <table:table-cell office:value-type="float" office:value="0.5417398" calcext:value-type="float">
            <text:p>0.5417398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B48]/[.C48]" office:value-type="float" office:value="2.23175590938676" calcext:value-type="float">
            <text:p>2.231755909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.241304" calcext:value-type="float">
            <text:p>1.241304</text:p>
          </table:table-cell>
          <table:table-cell office:value-type="float" office:value="0.5545" calcext:value-type="float">
            <text:p>0.5545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.B49]/[.C49]" office:value-type="float" office:value="2.23860054102795" calcext:value-type="float">
            <text:p>2.23860054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.265944" calcext:value-type="float">
            <text:p>1.265944</text:p>
          </table:table-cell>
          <table:table-cell office:value-type="float" office:value="0.5594228" calcext:value-type="float">
            <text:p>0.5594228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B50]/[.C50]" office:value-type="float" office:value="2.26294673724417" calcext:value-type="float">
            <text:p>2.262946737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296819" calcext:value-type="float">
            <text:p>1.296819</text:p>
          </table:table-cell>
          <table:table-cell office:value-type="float" office:value="0.562244" calcext:value-type="float">
            <text:p>0.562244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B51]/[.C51]" office:value-type="float" office:value="2.30650571637937" calcext:value-type="float">
            <text:p>2.306505716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319844" calcext:value-type="float">
            <text:p>1.319844</text:p>
          </table:table-cell>
          <table:table-cell office:value-type="float" office:value="0.5885425" calcext:value-type="float">
            <text:p>0.5885425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.B52]/[.C52]" office:value-type="float" office:value="2.24256362114885" calcext:value-type="float">
            <text:p>2.24256362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345285" calcext:value-type="float">
            <text:p>1.345285</text:p>
          </table:table-cell>
          <table:table-cell office:value-type="float" office:value="0.5945442" calcext:value-type="float">
            <text:p>0.5945442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B53]/[.C53]" office:value-type="float" office:value="2.26271654823981" calcext:value-type="float">
            <text:p>2.26271654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5">0000/00/00</text:date>, <text:time style:data-style-name="N2" text:time-value="10:52:36.7329765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05T10:54:45.800030274</dc:date>
    <meta:editing-duration>PT4M2S</meta:editing-duration>
    <meta:editing-cycles>2</meta:editing-cycles>
    <meta:generator>LibreOffice/5.1.4.2$Linux_X86_64 LibreOffice_project/10m0$Build-2</meta:generator>
    <meta:document-statistic meta:table-count="1" meta:cell-count="25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834cm" svg:y="0.316cm" chart:style-name="ch2">
          <text:p>Number of clusters vs Runtime</text:p>
        </chart:title>
        <chart:subtitle svg:x="5.377cm" svg:y="1.275cm" chart:style-name="ch3">
          <text:p>200 datapoints, 2 Dimensions</text:p>
        </chart:subtitle>
        <chart:legend chart:legend-position="end" svg:x="12.83cm" svg:y="3.952cm" style:legend-expansion="high" chart:style-name="ch4"/>
        <chart:plot-area chart:style-name="ch5" table:cell-range-address="clusters2.A4:clusters2.C53 clusters2.B3:clusters2.C3" chart:data-source-has-labels="both" svg:x="1.331cm" svg:y="2.138cm" svg:width="11.179cm" svg:height="5.701cm">
          <chartooo:coordinate-region svg:x="2.058cm" svg:y="2.337cm" svg:width="10.452cm" svg:height="4.71cm"/>
          <chart:axis chart:dimension="x" chart:name="primary-x" chart:style-name="ch6" chartooo:axis-type="auto">
            <chartooo:date-scale/>
            <chart:title svg:x="5.513cm" svg:y="8.019cm" chart:style-name="ch7">
              <text:p>Number of clusters</text:p>
            </chart:title>
            <chart:categories table:cell-range-address="clusters2.A4:clusters2.A53"/>
          </chart:axis>
          <chart:axis chart:dimension="y" chart:name="primary-y" chart:style-name="ch6">
            <chart:title svg:x="0.451cm" svg:y="5.879cm" chart:style-name="ch8">
              <text:p>Runtime (s)</text:p>
            </chart:title>
            <chart:grid chart:style-name="ch9" chart:class="major"/>
          </chart:axis>
          <chart:series chart:style-name="ch10" chart:values-cell-range-address="clusters2.B4:clusters2.B53" chart:label-cell-address="clusters2.B3:clusters2.B3" chart:class="chart:line">
            <chart:data-point chart:repeated="50"/>
          </chart:series>
          <chart:series chart:style-name="ch11" chart:values-cell-range-address="clusters2.C4:clusters2.C53" chart:label-cell-address="clusters2.C3:clusters2.C3" chart:class="chart:line"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Time</text:p>
                <draw:g>
                  <svg:desc>clusters2.B3:clusters2.B3</svg:desc>
                </draw:g>
              </table:table-cell>
              <table:table-cell office:value-type="string">
                <text:p>parallelTime</text:p>
                <draw:g>
                  <svg:desc>clusters2.C3:clusters2.C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lusters2.A4:clusters2.A53</svg:desc>
                </draw:g>
              </table:table-cell>
              <table:table-cell office:value-type="float" office:value="0.001140189">
                <text:p>0.001140189</text:p>
                <draw:g>
                  <svg:desc>clusters2.B4:clusters2.B53</svg:desc>
                </draw:g>
              </table:table-cell>
              <table:table-cell office:value-type="float" office:value="0.03822649">
                <text:p>0.03822649</text:p>
                <draw:g>
                  <svg:desc>clusters2.C4:clusters2.C5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2900033">
                <text:p>0.02900033</text:p>
              </table:table-cell>
              <table:table-cell office:value-type="float" office:value="0.04829343">
                <text:p>0.0482934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6089942">
                <text:p>0.06089942</text:p>
              </table:table-cell>
              <table:table-cell office:value-type="float" office:value="0.09164817">
                <text:p>0.0916481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8799398">
                <text:p>0.08799398</text:p>
              </table:table-cell>
              <table:table-cell office:value-type="float" office:value="0.07111744">
                <text:p>0.0711174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161121">
                <text:p>0.1161121</text:p>
              </table:table-cell>
              <table:table-cell office:value-type="float" office:value="0.11852678">
                <text:p>0.1185267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398493">
                <text:p>0.1398493</text:p>
              </table:table-cell>
              <table:table-cell office:value-type="float" office:value="0.09965787">
                <text:p>0.0996578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689225">
                <text:p>0.1689225</text:p>
              </table:table-cell>
              <table:table-cell office:value-type="float" office:value="0.149255">
                <text:p>0.14925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950884">
                <text:p>0.1950884</text:p>
              </table:table-cell>
              <table:table-cell office:value-type="float" office:value="0.1212466">
                <text:p>0.121246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268023">
                <text:p>0.2268023</text:p>
              </table:table-cell>
              <table:table-cell office:value-type="float" office:value="0.15053">
                <text:p>0.1505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532141">
                <text:p>0.2532141</text:p>
              </table:table-cell>
              <table:table-cell office:value-type="float" office:value="0.1433805">
                <text:p>0.143380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777417">
                <text:p>0.2777417</text:p>
              </table:table-cell>
              <table:table-cell office:value-type="float" office:value="0.1560961">
                <text:p>0.156096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3073335">
                <text:p>0.3073335</text:p>
              </table:table-cell>
              <table:table-cell office:value-type="float" office:value="0.1618603">
                <text:p>0.161860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324104">
                <text:p>0.3324104</text:p>
              </table:table-cell>
              <table:table-cell office:value-type="float" office:value="0.2017019">
                <text:p>0.201701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3590896">
                <text:p>0.3590896</text:p>
              </table:table-cell>
              <table:table-cell office:value-type="float" office:value="0.1881469">
                <text:p>0.188146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3921998">
                <text:p>0.3921998</text:p>
              </table:table-cell>
              <table:table-cell office:value-type="float" office:value="0.2042667">
                <text:p>0.204266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4143087">
                <text:p>0.4143087</text:p>
              </table:table-cell>
              <table:table-cell office:value-type="float" office:value="0.1979917">
                <text:p>0.197991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440655">
                <text:p>0.440655</text:p>
              </table:table-cell>
              <table:table-cell office:value-type="float" office:value="0.2322147">
                <text:p>0.232214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4678818">
                <text:p>0.4678818</text:p>
              </table:table-cell>
              <table:table-cell office:value-type="float" office:value="0.2335555">
                <text:p>0.233555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4967897">
                <text:p>0.4967897</text:p>
              </table:table-cell>
              <table:table-cell office:value-type="float" office:value="0.238458">
                <text:p>0.23845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234364">
                <text:p>0.5234364</text:p>
              </table:table-cell>
              <table:table-cell office:value-type="float" office:value="0.2470731">
                <text:p>0.247073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5515504">
                <text:p>0.5515504</text:p>
              </table:table-cell>
              <table:table-cell office:value-type="float" office:value="0.2730482">
                <text:p>0.273048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5861316">
                <text:p>0.5861316</text:p>
              </table:table-cell>
              <table:table-cell office:value-type="float" office:value="0.3801792">
                <text:p>0.380179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6070217">
                <text:p>0.6070217</text:p>
              </table:table-cell>
              <table:table-cell office:value-type="float" office:value="0.2857644">
                <text:p>0.285764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6344145">
                <text:p>0.6344145</text:p>
              </table:table-cell>
              <table:table-cell office:value-type="float" office:value="0.2851256">
                <text:p>0.285125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6611811">
                <text:p>0.6611811</text:p>
              </table:table-cell>
              <table:table-cell office:value-type="float" office:value="0.3106748">
                <text:p>0.310674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6907126">
                <text:p>0.6907126</text:p>
              </table:table-cell>
              <table:table-cell office:value-type="float" office:value="0.330803">
                <text:p>0.33080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7213966">
                <text:p>0.7213966</text:p>
              </table:table-cell>
              <table:table-cell office:value-type="float" office:value="0.3312887">
                <text:p>0.331288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7536095">
                <text:p>0.7536095</text:p>
              </table:table-cell>
              <table:table-cell office:value-type="float" office:value="0.3388173">
                <text:p>0.338817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7705276">
                <text:p>0.7705276</text:p>
              </table:table-cell>
              <table:table-cell office:value-type="float" office:value="0.3576244">
                <text:p>0.357624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8037063">
                <text:p>0.8037063</text:p>
              </table:table-cell>
              <table:table-cell office:value-type="float" office:value="0.3930987">
                <text:p>0.393098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8313468">
                <text:p>0.8313468</text:p>
              </table:table-cell>
              <table:table-cell office:value-type="float" office:value="0.4960832">
                <text:p>0.496083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8553356">
                <text:p>0.8553356</text:p>
              </table:table-cell>
              <table:table-cell office:value-type="float" office:value="0.3812561">
                <text:p>0.381256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880261">
                <text:p>0.880261</text:p>
              </table:table-cell>
              <table:table-cell office:value-type="float" office:value="0.4019408">
                <text:p>0.401940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9114223">
                <text:p>0.9114223</text:p>
              </table:table-cell>
              <table:table-cell office:value-type="float" office:value="0.4173873">
                <text:p>0.417387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9388318">
                <text:p>0.9388318</text:p>
              </table:table-cell>
              <table:table-cell office:value-type="float" office:value="0.4245758">
                <text:p>0.4245758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9683323">
                <text:p>0.9683323</text:p>
              </table:table-cell>
              <table:table-cell office:value-type="float" office:value="0.4350359">
                <text:p>0.435035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9900955">
                <text:p>0.9900955</text:p>
              </table:table-cell>
              <table:table-cell office:value-type="float" office:value="0.4505999">
                <text:p>0.450599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.021454">
                <text:p>1.021454</text:p>
              </table:table-cell>
              <table:table-cell office:value-type="float" office:value="0.4791206">
                <text:p>0.479120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.049298">
                <text:p>1.049298</text:p>
              </table:table-cell>
              <table:table-cell office:value-type="float" office:value="0.4731263">
                <text:p>0.473126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074852">
                <text:p>1.074852</text:p>
              </table:table-cell>
              <table:table-cell office:value-type="float" office:value="0.4784999">
                <text:p>0.4784999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.10134">
                <text:p>1.10134</text:p>
              </table:table-cell>
              <table:table-cell office:value-type="float" office:value="0.4964801">
                <text:p>0.496480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.140242">
                <text:p>1.140242</text:p>
              </table:table-cell>
              <table:table-cell office:value-type="float" office:value="0.5071921">
                <text:p>0.507192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.159245">
                <text:p>1.159245</text:p>
              </table:table-cell>
              <table:table-cell office:value-type="float" office:value="0.5116263">
                <text:p>0.5116263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.190142">
                <text:p>1.190142</text:p>
              </table:table-cell>
              <table:table-cell office:value-type="float" office:value="0.5140629">
                <text:p>0.514062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.209031">
                <text:p>1.209031</text:p>
              </table:table-cell>
              <table:table-cell office:value-type="float" office:value="0.5417398">
                <text:p>0.5417398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.241304">
                <text:p>1.241304</text:p>
              </table:table-cell>
              <table:table-cell office:value-type="float" office:value="0.5545">
                <text:p>0.5545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.265944">
                <text:p>1.265944</text:p>
              </table:table-cell>
              <table:table-cell office:value-type="float" office:value="0.5594228">
                <text:p>0.559422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.296819">
                <text:p>1.296819</text:p>
              </table:table-cell>
              <table:table-cell office:value-type="float" office:value="0.562244">
                <text:p>0.562244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.319844">
                <text:p>1.319844</text:p>
              </table:table-cell>
              <table:table-cell office:value-type="float" office:value="0.5885425">
                <text:p>0.588542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345285">
                <text:p>1.345285</text:p>
              </table:table-cell>
              <table:table-cell office:value-type="float" office:value="0.5945442">
                <text:p>0.59454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795cm" svg:y="0.316cm" chart:style-name="ch2">
          <text:p>Number of clusters vs Speedup</text:p>
        </chart:title>
        <chart:subtitle svg:x="5.337cm" svg:y="1.275cm" chart:style-name="ch3">
          <text:p>200 Datapoints, 2 Dimensions</text:p>
        </chart:subtitle>
        <chart:legend chart:legend-position="end" svg:x="13.307cm" svg:y="4.201cm" style:legend-expansion="high" chart:style-name="ch4"/>
        <chart:plot-area chart:style-name="ch5" table:cell-range-address="clusters2.E3:clusters2.F53" chart:data-source-has-labels="both" svg:x="1.331cm" svg:y="2.138cm" svg:width="11.656cm" svg:height="5.701cm">
          <chartooo:coordinate-region svg:x="2.058cm" svg:y="2.337cm" svg:width="10.929cm" svg:height="4.71cm"/>
          <chart:axis chart:dimension="x" chart:name="primary-x" chart:style-name="ch6" chartooo:axis-type="auto">
            <chartooo:date-scale/>
            <chart:title svg:x="5.752cm" svg:y="8.019cm" chart:style-name="ch7">
              <text:p>Number of clusters</text:p>
            </chart:title>
            <chart:categories table:cell-range-address="clusters2.E4:clusters2.E53"/>
          </chart:axis>
          <chart:axis chart:dimension="y" chart:name="primary-y" chart:style-name="ch6">
            <chart:title svg:x="0.451cm" svg:y="5.707cm" chart:style-name="ch8">
              <text:p>Speedup</text:p>
            </chart:title>
            <chart:grid chart:style-name="ch9" chart:class="major"/>
          </chart:axis>
          <chart:series chart:style-name="ch10" chart:values-cell-range-address="clusters2.F4:clusters2.F53" chart:label-cell-address="clusters2.F3:clusters2.F3" chart:class="chart:line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clusters2.F3:clusters2.F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lusters2.E4:clusters2.E53</svg:desc>
                </draw:g>
              </table:table-cell>
              <table:table-cell office:value-type="float" office:value="0.0298271957482887">
                <text:p>0.0298271957482887</text:p>
                <draw:g>
                  <svg:desc>clusters2.F4:clusters2.F5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600502594245221">
                <text:p>0.60050259424522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664491391372026">
                <text:p>0.66449139137202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2373052235851">
                <text:p>1.237305223585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979627557586564">
                <text:p>0.97962755758656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40329409007036">
                <text:p>1.4032940900703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1317711299454">
                <text:p>1.131771129945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60902161380195">
                <text:p>1.6090216138019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50669168936425">
                <text:p>1.5066916893642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76602885329595">
                <text:p>1.7660288532959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.7792994187555">
                <text:p>1.779299418755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89875775591668">
                <text:p>1.8987577559166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.64802810484185">
                <text:p>1.6480281048418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.90855974772904">
                <text:p>1.9085597477290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.92003787205648">
                <text:p>1.9200378720564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.09255590007056">
                <text:p>2.0925559000705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.89761888459258">
                <text:p>1.8976188845925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.00330028622747">
                <text:p>2.0033002862274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.08334255927669">
                <text:p>2.0833425592766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11854872100605">
                <text:p>2.1185487210060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.01997449534551">
                <text:p>2.0199744953455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.54172453411444">
                <text:p>1.5417245341144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.12420336472983">
                <text:p>2.1242033647298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.22503521255194">
                <text:p>2.2250352125519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.12820962627159">
                <text:p>2.1282096262715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.08798771474261">
                <text:p>2.0879877147426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.1775466534174">
                <text:p>2.177546653417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.22423559835935">
                <text:p>2.2242355983593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.15457222717466">
                <text:p>2.1545722271746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.04454072221557">
                <text:p>2.0445407222155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.67582131384413">
                <text:p>1.6758213138441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.24346731763767">
                <text:p>2.2434673176376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2.19002649146342">
                <text:p>2.1900264914634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2.18363687634962">
                <text:p>2.1836368763496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2.21122306075853">
                <text:p>2.2112230607585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2.22586756633188">
                <text:p>2.2258675663318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2.19728299984088">
                <text:p>2.19728299984088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2.13193504933831">
                <text:p>2.1319350493383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2.21779681239449">
                <text:p>2.2177968123944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.24629514029157">
                <text:p>2.24629514029157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2.21829636273438">
                <text:p>2.21829636273438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2.24814621521116">
                <text:p>2.2481462152111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2.26580416213944">
                <text:p>2.2658041621394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2.31516804655617">
                <text:p>2.31516804655617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2.23175590938676">
                <text:p>2.2317559093867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2.23860054102795">
                <text:p>2.23860054102795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2.26294673724417">
                <text:p>2.2629467372441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2.30650571637937">
                <text:p>2.30650571637937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2.24256362114885">
                <text:p>2.2425636211488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.26271654823981">
                <text:p>2.262716548239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